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deac" officeooo:paragraph-rsid="0014deac"/>
    </style:style>
    <style:style style:name="P2" style:family="paragraph" style:parent-style-name="Standard" style:list-style-name="L5">
      <style:text-properties officeooo:rsid="0014deac" officeooo:paragraph-rsid="0014deac"/>
    </style:style>
    <style:style style:name="P3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14deac" officeooo:paragraph-rsid="0014deac" style:font-size-asian="16pt" style:font-style-asian="normal" style:font-weight-asian="bold" style:font-size-complex="16pt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ösungen zum Reihenproblem</text:p>
      <text:list xml:id="list2048006386" text:style-name="L5">
        <text:list-header>
          <text:p text:style-name="P2">Bei kleinem Sieg ist kein Spieler benachteiligt</text:p>
          <text:p text:style-name="P2"/>
        </text:list-header>
      </text:list>
      <text:p text:style-name="P1">Lösungsoptionen:</text:p>
      <text:list xml:id="list151320087203683" text:continue-numbering="true" text:style-name="L5">
        <text:list-item>
          <text:p text:style-name="P2">Regeln unverändert lassen → Schwarz hat Handycap</text:p>
        </text:list-item>
        <text:list-item>
          <text:p text:style-name="P2">Reihenbildung mit gegnerischen Steinen (1 geg. Stein 2 eigene Steine) → anspruchsvoller</text:p>
        </text:list-item>
        <text:list-item>
          <text:p text:style-name="P2">Art der Reihen irrelevant ( großer Sieg)</text:p>
        </text:list-item>
        <text:list-item>
          <text:p text:style-name="P2">Weglassen des Reihenmodus (Fokus auf genauere Ausarbeitung des Punktmodus)</text:p>
          <text:p text:style-name="P2"/>
        </text:list-item>
      </text:list>
      <text:p text:style-name="P1"/>
      <text:p text:style-name="P1">→ Alle Versionen als eigener Spielmodus möglich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5:03:06.709000000</meta:creation-date>
    <dc:date>2018-02-05T15:13:17.756000000</dc:date>
    <meta:editing-duration>PT1S</meta:editing-duration>
    <meta:editing-cycles>1</meta:editing-cycles>
    <meta:document-statistic meta:table-count="0" meta:image-count="0" meta:object-count="0" meta:page-count="1" meta:paragraph-count="8" meta:word-count="57" meta:character-count="394" meta:non-whitespace-character-count="348"/>
    <meta:generator>LibreOffice/5.4.2.2$Windows_X86_64 LibreOffice_project/22b09f6418e8c2d508a9eaf86b2399209b0990f4</meta:generator>
  </office:meta>
</office:document-meta>
</file>